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language-asian="ko" style:country-asian="KR"/>
    </style:style>
    <style:style style:name="P2" style:family="paragraph" style:parent-style-name="Standard">
      <style:text-properties fo:background-color="#00ff00"/>
    </style:style>
    <style:style style:name="P3" style:family="paragraph" style:parent-style-name="Standard">
      <style:text-properties fo:background-color="#00ffff"/>
    </style:style>
    <style:style style:name="P4" style:family="paragraph" style:parent-style-name="Standard">
      <style:text-properties fo:background-color="#ffff00"/>
    </style:style>
    <style:style style:name="P5" style:family="paragraph" style:parent-style-name="Standard">
      <style:text-properties officeooo:rsid="002ff7ef" officeooo:paragraph-rsid="002ff7ef" fo:background-color="#ffff00"/>
    </style:style>
    <style:style style:name="P6" style:family="paragraph" style:parent-style-name="Standard">
      <style:text-properties officeooo:rsid="0025daa6" officeooo:paragraph-rsid="0025daa6"/>
    </style:style>
    <style:style style:name="P7" style:family="paragraph" style:parent-style-name="Standard">
      <style:text-properties fo:background-color="transparent"/>
    </style:style>
    <style:style style:name="P8" style:family="paragraph" style:parent-style-name="Standard">
      <style:text-properties officeooo:rsid="00313c8a" officeooo:paragraph-rsid="003db41e" fo:background-color="transparent"/>
    </style:style>
    <style:style style:name="P9" style:family="paragraph" style:parent-style-name="Standard">
      <style:text-properties officeooo:rsid="00313c8a" officeooo:paragraph-rsid="0044ded6" fo:background-color="transparent"/>
    </style:style>
    <style:style style:name="P10" style:family="paragraph" style:parent-style-name="Standard">
      <style:text-properties officeooo:rsid="00313c8a" officeooo:paragraph-rsid="00492d28" fo:background-color="transparent"/>
    </style:style>
    <style:style style:name="P11" style:family="paragraph" style:parent-style-name="Standard">
      <style:text-properties officeooo:rsid="00313c8a" officeooo:paragraph-rsid="00494abe" fo:background-color="transparent"/>
    </style:style>
    <style:style style:name="P12" style:family="paragraph" style:parent-style-name="Standard">
      <style:text-properties officeooo:rsid="00339c33" officeooo:paragraph-rsid="004e3bfe" fo:background-color="transparent"/>
    </style:style>
    <style:style style:name="P13" style:family="paragraph" style:parent-style-name="Standard">
      <style:text-properties officeooo:rsid="003aa278" officeooo:paragraph-rsid="003c73b3" fo:background-color="transparent"/>
    </style:style>
    <style:style style:name="P14" style:family="paragraph" style:parent-style-name="Header">
      <style:text-properties fo:background-color="#ffff00"/>
    </style:style>
    <style:style style:name="P15" style:family="paragraph" style:parent-style-name="Footer">
      <style:text-properties fo:background-color="#ffff00"/>
    </style:style>
    <style:style style:name="P16" style:family="paragraph" style:parent-style-name="Footer">
      <style:text-properties officeooo:paragraph-rsid="0030169f"/>
    </style:style>
    <style:style style:name="P17" style:family="paragraph" style:parent-style-name="Standard">
      <style:paragraph-properties fo:margin-left="0in" fo:margin-right="0in" fo:text-indent="0in" style:auto-text-indent="false"/>
      <style:text-properties fo:background-color="#00ffff"/>
    </style:style>
    <style:style style:name="P18" style:family="paragraph" style:parent-style-name="RFC_20_Instructions">
      <style:text-properties fo:background-color="#ff0000"/>
    </style:style>
    <style:style style:name="P19" style:family="paragraph" style:parent-style-name="RFC_20_H1_20_-_20_no_20_TOC_20_no_20_num">
      <style:text-properties fo:background-color="#00ffff"/>
    </style:style>
    <style:style style:name="P20" style:family="paragraph" style:parent-style-name="RFC_20_H1_20_-_20_no_20_TOC_20_no_20_num">
      <style:paragraph-properties fo:break-before="page"/>
      <style:text-properties fo:background-color="#00ffff"/>
    </style:style>
    <style:style style:name="P21" style:family="paragraph" style:parent-style-name="RFC_20_Figure">
      <style:text-properties fo:background-color="#ffff00"/>
    </style:style>
    <style:style style:name="P22" style:family="paragraph" style:parent-style-name="RFC_20_Figure">
      <style:text-properties officeooo:rsid="002ff7ef" officeooo:paragraph-rsid="002ff7ef" fo:background-color="#ffff00"/>
    </style:style>
    <style:style style:name="P23" style:family="paragraph" style:parent-style-name="RFC_20_H1_20_-_20_no_20_TOC_20_no_20_num">
      <style:text-properties fo:background-color="#00ffff"/>
    </style:style>
    <style:style style:name="P24" style:family="paragraph" style:parent-style-name="RFC_20_References">
      <style:text-properties officeooo:rsid="002ff7ef" officeooo:paragraph-rsid="002ff7ef"/>
    </style:style>
    <style:style style:name="P25" style:family="paragraph" style:parent-style-name="Caption">
      <style:text-properties fo:background-color="#ffff00"/>
    </style:style>
    <style:style style:name="P26" style:family="paragraph" style:parent-style-name="Standard">
      <style:text-properties officeooo:rsid="002f7a62" officeooo:paragraph-rsid="002f7a62" fo:background-color="#ffff00"/>
    </style:style>
    <style:style style:name="P27" style:family="paragraph" style:parent-style-name="Heading_20_3">
      <style:text-properties fo:background-color="#ffff00"/>
    </style:style>
    <style:style style:name="P28" style:family="paragraph" style:parent-style-name="Heading_20_4">
      <style:text-properties fo:background-color="#ffff00"/>
    </style:style>
    <style:style style:name="P29" style:family="paragraph" style:parent-style-name="Heading_20_5">
      <style:text-properties fo:background-color="#ffff00"/>
    </style:style>
    <style:style style:name="P30" style:family="paragraph" style:parent-style-name="Heading_20_1">
      <style:text-properties fo:background-color="#00ffff"/>
    </style:style>
    <style:style style:name="P31" style:family="paragraph" style:parent-style-name="Heading_20_1">
      <style:text-properties fo:background-color="#ffff00"/>
    </style:style>
    <style:style style:name="P32" style:family="paragraph" style:parent-style-name="Heading_20_1">
      <style:text-properties fo:background-color="transparent"/>
    </style:style>
    <style:style style:name="P33" style:family="paragraph" style:parent-style-name="Heading_20_2">
      <style:text-properties fo:background-color="#ffff00"/>
    </style:style>
    <style:style style:name="P34" style:family="paragraph" style:parent-style-name="Heading_20_2">
      <style:text-properties fo:background-color="#00ffff"/>
    </style:style>
    <style:style style:name="P35" style:family="paragraph" style:parent-style-name="Heading_20_6">
      <style:text-properties fo:background-color="#ffff00"/>
    </style:style>
    <style:style style:name="P36" style:family="paragraph" style:parent-style-name="Heading_20_9">
      <style:text-properties fo:background-color="#ffff00"/>
    </style:style>
    <style:style style:name="P37" style:family="paragraph" style:parent-style-name="Heading_20_7">
      <style:text-properties fo:background-color="#ffff00"/>
    </style:style>
    <style:style style:name="P38" style:family="paragraph" style:parent-style-name="Heading_20_8">
      <style:text-properties fo:background-color="#ffff00"/>
    </style:style>
    <style:style style:name="P39" style:family="paragraph" style:parent-style-name="RFC_20_Title" style:master-page-name="Standard">
      <style:paragraph-properties style:page-number="auto"/>
    </style:style>
    <style:style style:name="P40" style:family="paragraph" style:parent-style-name="RFC_20_App_20_H2">
      <style:text-properties fo:background-color="#ffff00"/>
    </style:style>
    <style:style style:name="P41" style:family="paragraph" style:parent-style-name="RFC_20_App_20_H1">
      <style:text-properties officeooo:rsid="002ff7ef" officeooo:paragraph-rsid="002ff7ef" fo:background-color="#ffff00"/>
    </style:style>
    <style:style style:name="P42" style:family="paragraph" style:parent-style-name="RFC_20_App_20_H1">
      <style:text-properties fo:font-weight="bold" fo:background-color="#ff0000" style:font-weight-asian="bold"/>
    </style:style>
    <style:style style:name="P43" style:family="paragraph" style:parent-style-name="RFC_20_List_20_Numbered">
      <style:text-properties fo:background-color="#ffff00"/>
    </style:style>
    <style:style style:name="P44" style:family="paragraph" style:parent-style-name="RFC_20_App">
      <style:text-properties officeooo:rsid="002ff7ef" officeooo:paragraph-rsid="002ff7ef" fo:background-color="#ffff00"/>
    </style:style>
    <style:style style:name="P45" style:family="paragraph" style:parent-style-name="RFC_20_List_20_Bullet">
      <style:text-properties fo:background-color="#ffff00"/>
    </style:style>
    <style:style style:name="P46" style:family="paragraph" style:parent-style-name="RFC_20_App_20_H3">
      <style:text-properties fo:background-color="#ffff00"/>
    </style:style>
    <style:style style:name="P47" style:family="paragraph" style:parent-style-name="RFC_20_App_20_H4">
      <style:text-properties fo:background-color="#ffff00"/>
    </style:style>
    <style:style style:name="P48" style:family="paragraph" style:parent-style-name="RFC_20_App_20_H5">
      <style:text-properties fo:background-color="#ffff00"/>
    </style:style>
    <style:style style:name="T1" style:family="text">
      <style:text-properties style:language-asian="ko" style:country-asian="KR"/>
    </style:style>
    <style:style style:name="T2" style:family="text">
      <style:text-properties style:language-asian="ko" style:country-asian="KR" style:font-name-complex="Times New Roman"/>
    </style:style>
    <style:style style:name="T3" style:family="text">
      <style:text-properties fo:background-color="#ffff00" loext:char-shading-value="0"/>
    </style:style>
    <style:style style:name="T4" style:family="text">
      <style:text-properties officeooo:rsid="002b87ab" fo:background-color="#ffff00" loext:char-shading-value="0" style:language-asian="ko" style:country-asian="KR" style:font-name-complex="Times New Roman"/>
    </style:style>
    <style:style style:name="T5" style:family="text">
      <style:text-properties officeooo:rsid="00200204" fo:background-color="#ffff00" loext:char-shading-value="0"/>
    </style:style>
    <style:style style:name="T6" style:family="text">
      <style:text-properties officeooo:rsid="002cd486" fo:background-color="#ffff00" loext:char-shading-value="0"/>
    </style:style>
    <style:style style:name="T7" style:family="text">
      <style:text-properties officeooo:rsid="00284a78" fo:background-color="#ffff00" loext:char-shading-value="0"/>
    </style:style>
    <style:style style:name="T8" style:family="text">
      <style:text-properties officeooo:rsid="0029353b" fo:background-color="#ffff00" loext:char-shading-value="0"/>
    </style:style>
    <style:style style:name="T9" style:family="text">
      <style:text-properties officeooo:rsid="002ff7ef" fo:background-color="#ffff00" loext:char-shading-value="0"/>
    </style:style>
    <style:style style:name="T10" style:family="text">
      <style:text-properties officeooo:rsid="0027da1e"/>
    </style:style>
    <style:style style:name="T11" style:family="text">
      <style:text-properties officeooo:rsid="00200204"/>
    </style:style>
    <style:style style:name="T12" style:family="text">
      <style:text-properties fo:language="en" fo:country="US" style:language-asian="en" style:country-asian="US"/>
    </style:style>
    <style:style style:name="T13" style:family="text">
      <style:text-properties fo:language="en" fo:country="US" officeooo:rsid="0030b570" style:language-asian="en" style:country-asian="US"/>
    </style:style>
    <style:style style:name="T14" style:family="text">
      <style:text-properties fo:language="en" fo:country="US" officeooo:rsid="004f42da" style:language-asian="en" style:country-asian="US"/>
    </style:style>
    <style:style style:name="T15" style:family="text">
      <style:text-properties fo:language="en" fo:country="US" fo:background-color="#00ffff" loext:char-shading-value="0" style:language-asian="en" style:country-asian="US"/>
    </style:style>
    <style:style style:name="T16" style:family="text">
      <style:text-properties fo:language="en" fo:country="US" fo:background-color="#ffff00" loext:char-shading-value="0" style:language-asian="en" style:country-asian="US"/>
    </style:style>
    <style:style style:name="T17" style:family="text">
      <style:text-properties style:font-name-complex="Times New Roman"/>
    </style:style>
    <style:style style:name="T18" style:family="text">
      <style:text-properties fo:background-color="#00ffff" loext:char-shading-value="0"/>
    </style:style>
    <style:style style:name="T19" style:family="text">
      <style:text-properties fo:background-color="#00ffff" loext:char-shading-value="0" style:font-name-complex="Times New Roman"/>
    </style:style>
    <style:style style:name="T20" style:family="text">
      <style:text-properties fo:background-color="#00ff00" loext:char-shading-value="0"/>
    </style:style>
    <style:style style:name="T21" style:family="text">
      <style:text-properties officeooo:rsid="0029f357"/>
    </style:style>
    <style:style style:name="T22" style:family="text">
      <style:text-properties officeooo:rsid="002ff7ef"/>
    </style:style>
    <style:style style:name="T23" style:family="text">
      <style:text-properties officeooo:rsid="00313c8a"/>
    </style:style>
    <style:style style:name="T24" style:family="text">
      <style:text-properties officeooo:rsid="00319694"/>
    </style:style>
    <style:style style:name="T25" style:family="text">
      <style:text-properties officeooo:rsid="00339c33"/>
    </style:style>
    <style:style style:name="T26" style:family="text">
      <style:text-properties officeooo:rsid="0036476b"/>
    </style:style>
    <style:style style:name="T27" style:family="text">
      <style:text-properties officeooo:rsid="0044ded6"/>
    </style:style>
    <style:style style:name="T28" style:family="text">
      <style:text-properties officeooo:rsid="00494abe"/>
    </style:style>
    <style:style style:name="T29" style:family="text">
      <style:text-properties officeooo:rsid="0049a3c9"/>
    </style:style>
    <style:style style:name="T30" style:family="text">
      <style:text-properties officeooo:rsid="004be679"/>
    </style:style>
    <style:style style:name="T31" style:family="text">
      <style:text-properties officeooo:rsid="004f42da"/>
    </style:style>
    <style:style style:name="Sect1" style:family="section">
      <style:section-properties style:editable="false">
        <style:columns fo:column-count="1" fo:column-gap="0in"/>
      </style:section-properties>
    </style:style>
    <number:date-style style:name="N122">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42026" text:name="ExpirationDate"/>
      </text:user-field-decls>
      <text:p text:style-name="P39"><text:span text:style-name="T3"><text:line-break/></text:span><text:span text:style-name="T7">Format for storing and transmitting structured configuration data</text:span><text:line-break/>draft-<text:span text:style-name="T3">&lt;ietf-wgname-</text:span><text:span text:style-name="T8">syrup</text:span><text:span text:style-name="T3">&gt;</text:span>-00.txt</text:p>
      <text:p text:style-name="P19">Status of this Memo</text:p>
      <text:p text:style-name="P2">This Internet-Draft is submitted in full conformance with the provisions of BCP 78 and BCP 79. </text:p>
      <text:p text:style-name="P3">Internet-Drafts are working documents of the Internet Engineering Task Force (IETF), its areas, and its working groups. <text:s/>Note that other groups may also distribute working documents as Internet-Drafts.</text:p>
      <text:p text:style-name="P3">Internet-Drafts are draft documents valid for a maximum of six months and may be updated, replaced, or obsoleted by other documents at any time. <text:s/>It is inappropriate to use Internet-Drafts as reference material or to cite them other than as "work in progress."</text:p>
      <text:p text:style-name="P3">The list of current Internet-Drafts can be accessed at http://www.ietf.org/ietf/1id-abstracts.txt</text:p>
      <text:p text:style-name="P3">The list of Internet-Draft Shadow Directories can be accessed at http://www.ietf.org/shadow.html</text:p>
      <text:p text:style-name="Standard"><text:span text:style-name="T18">This Internet-Draft will expire on </text:span><field:fieldmark-start text:name="__Fieldmark__108_470108039" field:type="vnd.oasis.opendocument.field.UNHANDLED"><field:param field:name="vnd.oasis.opendocument.field.code" field:value=" IF "/><field:param field:name="vnd.oasis.opendocument.field.id" field:value="7"/></field:fieldmark-start><text:span text:style-name="T15">October</text:span><field:fieldmark-end/><text:span text:style-name="T18"> </text:span><text:span text:style-name="T18"><text:date style:data-style-name="N121" text:date-value="2014-07-28T13:07:21.091000218">28,</text:date></text:span><text:span text:style-name="T18"> </text:span><field:fieldmark-start text:name="__Fieldmark__120_470108039" field:type="vnd.oasis.opendocument.field.UNHANDLED"><field:param field:name="vnd.oasis.opendocument.field.code" field:value=" IF "/><field:param field:name="vnd.oasis.opendocument.field.id" field:value="7"/></field:fieldmark-start><text:span text:style-name="T15">2010</text:span><field:fieldmark-end/><text:span text:style-name="T18">.</text:span></text:p>
      <text:p text:style-name="P19">Copyright Notice</text:p>
      <text:p text:style-name="Standard"><text:span text:style-name="T18">Copyright (c) </text:span><text:span text:style-name="T18"><text:modification-date style:data-style-name="N122">2014</text:modification-date></text:span><text:span text:style-name="T18"> IETF Trust and the persons identified as the document authors. All rights reserved.</text:span></text:p>
      <text:p text:style-name="P2">This document is subject to BCP 78 and the IETF Trust’s Legal Provisions Relating to IETF Documents (http://trustee.ietf.org/license-info) in effect on the date of publication of this document. Please review these documents carefully, as they describe your rights and restrictions with respect to this document. </text:p>
      <text:p text:style-name="P17">Abstract</text:p>
      <text:p text:style-name="P6"><text:soft-page-break/>This document describes a new format for storing device configurations and/or instructions. <text:s/>A device can be any controllable entity, usually in the form of hardware or software, or a combination of the two. <text:s/>The purpose of this format is to facilitate the transmission and persistence of hierarchical or categorized configuration data, <text:span text:style-name="T31">nested to any depth,</text:span> <text:span text:style-name="T21">that is</text:span> easily readable by humans, and <text:span text:style-name="T31">can be parsed easily and quickly, relative to other similar formats, by computers</text:span>.</text:p>
      <text:p text:style-name="P19">Table of Contents</text:p>
      <text:p text:style-name="Contents_20_1"/>
      <text:table-of-content text:style-name="Sect1" text:name="Table of Contents1">
        <text:table-of-content-source text:outline-level="6"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index-entry-tab-stop style:type="left" style:position="7in" style:leader-char="." style:with-tab="false"/>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index-entry-tab-stop style:type="left" style:position="7in" style:leader-char="." style:with-tab="false"/>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index-entry-tab-stop style:type="left" style:position="7in" style:leader-char="." style:with-tab="false"/>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index-entry-tab-stop style:type="left" style:position="7in" style:leader-char="." style:with-tab="false"/>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index-entry-tab-stop style:type="left" style:position="7in"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index-entry-tab-stop style:type="left" style:position="7in"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7in"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7in"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7in"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index-source-styles text:outline-level="1">
            <text:index-source-style text:style-name="RFC_20_H1_20_-_20_no_20_num"/>
            <text:index-source-style text:style-name="RFC_20_App"/>
            <text:index-source-style text:style-name="Heading"/>
          </text:index-source-styles>
          <text:index-source-styles text:outline-level="2">
            <text:index-source-style text:style-name="RFC_20_App_20_H1"/>
            <text:index-source-style text:style-name="Subtitle"/>
          </text:index-source-styles>
          <text:index-source-styles text:outline-level="3">
            <text:index-source-style text:style-name="RFC_20_App_20_H2"/>
          </text:index-source-styles>
          <text:index-source-styles text:outline-level="4">
            <text:index-source-style text:style-name="RFC_20_App_20_H3"/>
          </text:index-source-styles>
          <text:index-source-styles text:outline-level="5">
            <text:index-source-style text:style-name="RFC_20_App_20_H4"/>
          </text:index-source-styles>
          <text:index-source-styles text:outline-level="6">
            <text:index-source-style text:style-name="RFC_20_App_20_H5"/>
          </text:index-source-styles>
        </text:table-of-content-source>
        <text:index-body>
          <text:p text:style-name="Contents_20_1"><text:a xlink:type="simple" xlink:href="#__RefHeading___Toc258322660" text:style-name="Index_20_Link" text:visited-style-name="Index_20_Link"><text:span text:style-name="T18">1. Introduction</text:span></text:a><text:a xlink:type="simple" xlink:href="#__RefHeading___Toc258322660" text:style-name="Index_20_Link" text:visited-style-name="Index_20_Link"><text:tab/>4</text:a></text:p>
          <text:p text:style-name="Contents_20_2"><text:a xlink:type="simple" xlink:href="#__RefHeading___Toc258322661" text:style-name="Index_20_Link" text:visited-style-name="Index_20_Link"><text:span text:style-name="T3">1.1. &lt;Sub-section 1.1 heading as appropriate&gt;</text:span></text:a><text:a xlink:type="simple" xlink:href="#__RefHeading___Toc258322661" text:style-name="Index_20_Link" text:visited-style-name="Index_20_Link"><text:tab/>5</text:a></text:p>
          <text:p text:style-name="Contents_20_1"><text:a xlink:type="simple" xlink:href="#__RefHeading___Toc258322662" text:style-name="Index_20_Link" text:visited-style-name="Index_20_Link"><text:span text:style-name="T18">2. Conventions used in this document</text:span></text:a><text:a xlink:type="simple" xlink:href="#__RefHeading___Toc258322662" text:style-name="Index_20_Link" text:visited-style-name="Index_20_Link"><text:tab/>5</text:a></text:p>
          <text:p text:style-name="Contents_20_1"><text:a xlink:type="simple" xlink:href="#__RefHeading___Toc258322663" text:style-name="Index_20_Link" text:visited-style-name="Index_20_Link"><text:span text:style-name="T3">3. &lt;Section 2 heading as appropriate&gt;</text:span></text:a><text:a xlink:type="simple" xlink:href="#__RefHeading___Toc258322663" text:style-name="Index_20_Link" text:visited-style-name="Index_20_Link"><text:tab/>6</text:a></text:p>
          <text:p text:style-name="Contents_20_2"><text:a xlink:type="simple" xlink:href="#__RefHeading___Toc258322664" text:style-name="Index_20_Link" text:visited-style-name="Index_20_Link"><text:span text:style-name="T3">3.1. &lt;Sub-section 2.1 heading as appropriate&gt;</text:span></text:a><text:a xlink:type="simple" xlink:href="#__RefHeading___Toc258322664" text:style-name="Index_20_Link" text:visited-style-name="Index_20_Link"><text:tab/>6</text:a></text:p>
          <text:p text:style-name="Contents_20_3"><text:a xlink:type="simple" xlink:href="#__RefHeading___Toc258322665" text:style-name="Index_20_Link" text:visited-style-name="Index_20_Link"><text:span text:style-name="T3">3.1.1. &lt;Sub-section 2.1.1 heading as appropriate&gt;</text:span></text:a><text:a xlink:type="simple" xlink:href="#__RefHeading___Toc258322665" text:style-name="Index_20_Link" text:visited-style-name="Index_20_Link"><text:tab/>6</text:a></text:p>
          <text:p text:style-name="Contents_20_3"><text:a xlink:type="simple" xlink:href="#__RefHeading___Toc258322666" text:style-name="Index_20_Link" text:visited-style-name="Index_20_Link"><text:span text:style-name="T3">3.1.2. &lt;Sub-section 2.1.2 heading as appropriate&gt;</text:span></text:a><text:a xlink:type="simple" xlink:href="#__RefHeading___Toc258322666" text:style-name="Index_20_Link" text:visited-style-name="Index_20_Link"><text:tab/>6</text:a></text:p>
          <text:p text:style-name="Contents_20_4"><text:a xlink:type="simple" xlink:href="#__RefHeading___Toc258322667" text:style-name="Index_20_Link" text:visited-style-name="Index_20_Link"><text:span text:style-name="T16">3.1.2.1. &lt;2.1.2.1 (L4)&gt;</text:span></text:a><text:a xlink:type="simple" xlink:href="#__RefHeading___Toc258322667" text:style-name="Index_20_Link" text:visited-style-name="Index_20_Link"><text:span text:style-name="T12"><text:tab/>6</text:span></text:a></text:p>
          <text:p text:style-name="Contents_20_5"><text:a xlink:type="simple" xlink:href="#__RefHeading___Toc258322668" text:style-name="Index_20_Link" text:visited-style-name="Index_20_Link"><text:span text:style-name="T16">3.1.2.1.1. &lt;(L5)&gt;</text:span></text:a><text:a xlink:type="simple" xlink:href="#__RefHeading___Toc258322668" text:style-name="Index_20_Link" text:visited-style-name="Index_20_Link"><text:span text:style-name="T12"><text:tab/>6</text:span></text:a></text:p>
          <text:p text:style-name="Contents_20_6"><text:a xlink:type="simple" xlink:href="#__RefHeading___Toc258322669" text:style-name="Index_20_Link" text:visited-style-name="Index_20_Link"><text:span text:style-name="T16">3.1.2.1.1.1. &lt;(L6)&gt;</text:span></text:a><text:a xlink:type="simple" xlink:href="#__RefHeading___Toc258322669" text:style-name="Index_20_Link" text:visited-style-name="Index_20_Link"><text:span text:style-name="T12"><text:tab/>6</text:span></text:a></text:p>
          <text:p text:style-name="Contents_20_7"><text:a xlink:type="simple" xlink:href="#__RefHeading___Toc258322670" text:style-name="Index_20_Link" text:visited-style-name="Index_20_Link"><text:span text:style-name="T16">3.1.2.1.1.1.1. &lt;(L7)&gt;</text:span></text:a><text:a xlink:type="simple" xlink:href="#__RefHeading___Toc258322670" text:style-name="Index_20_Link" text:visited-style-name="Index_20_Link"><text:span text:style-name="T12"><text:tab/>6</text:span></text:a></text:p>
          <text:p text:style-name="Contents_20_8"><text:a xlink:type="simple" xlink:href="#__RefHeading___Toc258322671" text:style-name="Index_20_Link" text:visited-style-name="Index_20_Link"><text:span text:style-name="T16">3.1.2.1.1.1.1.1. &lt;(L8)&gt;</text:span></text:a><text:a xlink:type="simple" xlink:href="#__RefHeading___Toc258322671" text:style-name="Index_20_Link" text:visited-style-name="Index_20_Link"><text:span text:style-name="T12"><text:tab/>6</text:span></text:a></text:p>
          <text:p text:style-name="Contents_20_9"><text:a xlink:type="simple" xlink:href="#__RefHeading___Toc258322672" text:style-name="Index_20_Link" text:visited-style-name="Index_20_Link"><text:span text:style-name="T16">3.1.2.1.1.1.1.1.1. &lt;(L9)&gt;</text:span></text:a><text:a xlink:type="simple" xlink:href="#__RefHeading___Toc258322672" text:style-name="Index_20_Link" text:visited-style-name="Index_20_Link"><text:span text:style-name="T12"><text:tab/>6</text:span></text:a></text:p>
          <text:p text:style-name="Contents_20_1"><text:a xlink:type="simple" xlink:href="#__RefHeading___Toc258322673" text:style-name="Index_20_Link" text:visited-style-name="Index_20_Link"><text:span text:style-name="T3">4. &lt;Section 3 heading as appropriate&gt;</text:span></text:a><text:a xlink:type="simple" xlink:href="#__RefHeading___Toc258322673" text:style-name="Index_20_Link" text:visited-style-name="Index_20_Link"><text:tab/>6</text:a></text:p>
          <text:p text:style-name="Contents_20_1"><text:a xlink:type="simple" xlink:href="#__RefHeading___Toc258322674" text:style-name="Index_20_Link" text:visited-style-name="Index_20_Link"><text:span text:style-name="T3">5. &lt;Section 4 heading as appropriate&gt;</text:span></text:a><text:a xlink:type="simple" xlink:href="#__RefHeading___Toc258322674" text:style-name="Index_20_Link" text:visited-style-name="Index_20_Link"><text:tab/>6</text:a></text:p>
          <text:p text:style-name="Contents_20_1"><text:a xlink:type="simple" xlink:href="#__RefHeading___Toc258322675" text:style-name="Index_20_Link" text:visited-style-name="Index_20_Link"><text:span text:style-name="T19">6.</text:span></text:a><text:a xlink:type="simple" xlink:href="#__RefHeading___Toc258322675" text:style-name="Index_20_Link" text:visited-style-name="Index_20_Link"><text:span text:style-name="T18"> Formal Syntax</text:span></text:a><text:a xlink:type="simple" xlink:href="#__RefHeading___Toc258322675" text:style-name="Index_20_Link" text:visited-style-name="Index_20_Link"><text:tab/>7</text:a></text:p>
          <text:p text:style-name="Contents_20_1"><text:a xlink:type="simple" xlink:href="#__RefHeading___Toc258322676" text:style-name="Index_20_Link" text:visited-style-name="Index_20_Link"><text:span text:style-name="T18">7. Security Considerations</text:span></text:a><text:a xlink:type="simple" xlink:href="#__RefHeading___Toc258322676" text:style-name="Index_20_Link" text:visited-style-name="Index_20_Link"><text:tab/>7</text:a></text:p>
          <text:p text:style-name="Contents_20_1"><text:a xlink:type="simple" xlink:href="#__RefHeading___Toc258322677" text:style-name="Index_20_Link" text:visited-style-name="Index_20_Link"><text:span text:style-name="T18">8. IANA Considerations</text:span></text:a><text:a xlink:type="simple" xlink:href="#__RefHeading___Toc258322677" text:style-name="Index_20_Link" text:visited-style-name="Index_20_Link"><text:tab/>7</text:a></text:p>
          <text:p text:style-name="Contents_20_1"><text:a xlink:type="simple" xlink:href="#__RefHeading___Toc258322678" text:style-name="Index_20_Link" text:visited-style-name="Index_20_Link"><text:span text:style-name="T18">9. Conclusions</text:span></text:a><text:a xlink:type="simple" xlink:href="#__RefHeading___Toc258322678" text:style-name="Index_20_Link" text:visited-style-name="Index_20_Link"><text:tab/>7</text:a></text:p>
          <text:p text:style-name="Contents_20_1"><text:a xlink:type="simple" xlink:href="#__RefHeading___Toc258322679" text:style-name="Index_20_Link" text:visited-style-name="Index_20_Link"><text:span text:style-name="T18">10. References</text:span></text:a><text:a xlink:type="simple" xlink:href="#__RefHeading___Toc258322679" text:style-name="Index_20_Link" text:visited-style-name="Index_20_Link"><text:tab/>7</text:a></text:p>
          <text:p text:style-name="Contents_20_2"><text:a xlink:type="simple" xlink:href="#__RefHeading___Toc258322680" text:style-name="Index_20_Link" text:visited-style-name="Index_20_Link"><text:span text:style-name="T18">10.1. Normative References</text:span></text:a><text:a xlink:type="simple" xlink:href="#__RefHeading___Toc258322680" text:style-name="Index_20_Link" text:visited-style-name="Index_20_Link"><text:tab/>7</text:a></text:p>
          <text:p text:style-name="Contents_20_2"><text:a xlink:type="simple" xlink:href="#__RefHeading___Toc258322681" text:style-name="Index_20_Link" text:visited-style-name="Index_20_Link"><text:span text:style-name="T18">10.2. Informative References</text:span></text:a><text:a xlink:type="simple" xlink:href="#__RefHeading___Toc258322681" text:style-name="Index_20_Link" text:visited-style-name="Index_20_Link"><text:tab/>8</text:a></text:p>
          <text:p text:style-name="Contents_20_1"><text:a xlink:type="simple" xlink:href="#__RefHeading___Toc258322682" text:style-name="Index_20_Link" text:visited-style-name="Index_20_Link"><text:span text:style-name="T18">11. Acknowledgments</text:span></text:a><text:a xlink:type="simple" xlink:href="#__RefHeading___Toc258322682" text:style-name="Index_20_Link" text:visited-style-name="Index_20_Link"><text:tab/>8</text:a></text:p>
          <text:p text:style-name="Contents_20_1"><text:a xlink:type="simple" xlink:href="#__RefHeading___Toc258322683" text:style-name="Index_20_Link" text:visited-style-name="Index_20_Link"><text:span text:style-name="T3">Appendix A. &lt;First Appendix&gt;</text:span></text:a><text:a xlink:type="simple" xlink:href="#__RefHeading___Toc258322683" text:style-name="Index_20_Link" text:visited-style-name="Index_20_Link"><text:tab/>9</text:a></text:p>
          <text:p text:style-name="Contents_20_2"><text:a xlink:type="simple" xlink:href="#__RefHeading___Toc258322684" text:style-name="Index_20_Link" text:visited-style-name="Index_20_Link"><text:span text:style-name="T3">A.1. &lt;First Header level&gt;</text:span></text:a><text:a xlink:type="simple" xlink:href="#__RefHeading___Toc258322684" text:style-name="Index_20_Link" text:visited-style-name="Index_20_Link"><text:tab/>9</text:a></text:p>
          <text:p text:style-name="Contents_20_2"><text:a xlink:type="simple" xlink:href="#__RefHeading___Toc258322685" text:style-name="Index_20_Link" text:visited-style-name="Index_20_Link"><text:span text:style-name="T3">A.2. &lt;Second Header level 1&gt;</text:span></text:a><text:a xlink:type="simple" xlink:href="#__RefHeading___Toc258322685" text:style-name="Index_20_Link" text:visited-style-name="Index_20_Link"><text:tab/>9</text:a></text:p>
          <text:p text:style-name="Contents_20_3"><text:a xlink:type="simple" xlink:href="#__RefHeading___Toc258322686" text:style-name="Index_20_Link" text:visited-style-name="Index_20_Link"><text:span text:style-name="T3">A.2.1. &lt;H2&gt;</text:span></text:a><text:a xlink:type="simple" xlink:href="#__RefHeading___Toc258322686" text:style-name="Index_20_Link" text:visited-style-name="Index_20_Link"><text:tab/>10</text:a></text:p>
          <text:p text:style-name="Contents_20_4"><text:a xlink:type="simple" xlink:href="#__RefHeading___Toc258322687" text:style-name="Index_20_Link" text:visited-style-name="Index_20_Link"><text:span text:style-name="T16">A.2.1.1. &lt;H3&gt;</text:span></text:a><text:a xlink:type="simple" xlink:href="#__RefHeading___Toc258322687" text:style-name="Index_20_Link" text:visited-style-name="Index_20_Link"><text:span text:style-name="T12"><text:tab/>10</text:span></text:a></text:p>
          <text:p text:style-name="Contents_20_5"><text:a xlink:type="simple" xlink:href="#__RefHeading___Toc258322688" text:style-name="Index_20_Link" text:visited-style-name="Index_20_Link"><text:span text:style-name="T16">A.2.1.1.1. &lt;H4&gt;</text:span></text:a><text:a xlink:type="simple" xlink:href="#__RefHeading___Toc258322688" text:style-name="Index_20_Link" text:visited-style-name="Index_20_Link"><text:span text:style-name="T12"><text:tab/>10</text:span></text:a></text:p>
          <text:p text:style-name="Contents_20_6"><text:a xlink:type="simple" xlink:href="#__RefHeading___Toc258322689" text:style-name="Index_20_Link" text:visited-style-name="Index_20_Link"><text:span text:style-name="T16">A.2.1.1.1.1. &lt;H5&gt;</text:span></text:a><text:a xlink:type="simple" xlink:href="#__RefHeading___Toc258322689" text:style-name="Index_20_Link" text:visited-style-name="Index_20_Link"><text:span text:style-name="T12"><text:tab/>10</text:span></text:a></text:p>
        </text:index-body>
      </text:table-of-content>
      <text:p text:style-name="Contents_20_1"/>
      <text:list xml:id="list5668546695026029536" text:style-name="WW8Num21">
        <text:list-item>
          <text:h text:style-name="P30" text:outline-level="1"><text:bookmark-start text:name="__RefHeading___Toc258322660"/>Introduction<text:bookmark-end text:name="__RefHeading___Toc258322660"/></text:h>
        </text:list-item>
      </text:list>
      <text:p text:style-name="P4">&lt;This section is usually entitled “Introduction&gt;</text:p>
      <text:p text:style-name="P4">&lt;Unnumbered list:&gt;</text:p>
      <text:list xml:id="list242141162181231798" text:style-name="WW8Num12">
        <text:list-item>
          <text:p text:style-name="P45"><text:soft-page-break/>&lt;item 1 and this one wraps to the next line, eventually, to show how subsequent lines are indented&gt;</text:p>
        </text:list-item>
        <text:list-item>
          <text:p text:style-name="P45">&lt;item 2&gt;</text:p>
        </text:list-item>
        <text:list-item>
          <text:p text:style-name="P45">&lt;item 3&gt;</text:p>
        </text:list-item>
      </text:list>
      <text:p text:style-name="P4">&lt;Numbered list:&gt;</text:p>
      <text:list xml:id="list1713333052602882316" text:style-name="WW8Num19">
        <text:list-item>
          <text:p text:style-name="P43">&lt;item 1&gt;</text:p>
        </text:list-item>
        <text:list-item>
          <text:p text:style-name="P43">&lt;item 2&gt;</text:p>
        </text:list-item>
        <text:list-item>
          <text:p text:style-name="P43">&lt;item 3&gt;</text:p>
        </text:list-item>
      </text:list>
      <text:p text:style-name="P4">&lt;Numbered list:&gt;</text:p>
      <text:list xml:id="list130721141141928" text:continue-list="list1713333052602882316" text:style-name="WW8Num19">
        <text:list-item text:start-value="1">
          <text:p text:style-name="P43">&lt;item 1 - right click, modify bullets and numbering to "restart" numbering for the first paragraph of a new list, like this one&gt;</text:p>
        </text:list-item>
        <text:list-item>
          <text:p text:style-name="P43">&lt;item 2&gt;</text:p>
        </text:list-item>
        <text:list-item>
          <text:p text:style-name="P43">&lt;item 3&gt;</text:p>
        </text:list-item>
      </text:list>
      <text:p text:style-name="P4">&lt;And this is an ASCII figure:&gt;</text:p>
      <text:p text:style-name="P21"><text:soft-page-break/>&lt;Draw me in the "RFC ASCII figure" style&gt;</text:p>
      <text:p text:style-name="P21">+------------------------------------------------+</text:p>
      <text:p text:style-name="P21">| <text:s text:c="47"/>|</text:p>
      <text:p text:style-name="P21">| <text:s text:c="47"/>|</text:p>
      <text:p text:style-name="P21">| <text:s text:c="47"/>|</text:p>
      <text:p text:style-name="P21">| <text:s text:c="47"/>|</text:p>
      <text:p text:style-name="P21">| <text:s text:c="47"/>|</text:p>
      <text:p text:style-name="P21">| <text:s text:c="47"/>|</text:p>
      <text:p text:style-name="P21">| <text:s text:c="47"/>|</text:p>
      <text:p text:style-name="P21">| <text:s text:c="47"/>|</text:p>
      <text:p text:style-name="P21">| <text:s text:c="47"/>|</text:p>
      <text:p text:style-name="P21">| <text:s text:c="47"/>|</text:p>
      <text:p text:style-name="P21">| <text:s text:c="47"/>|</text:p>
      <text:p text:style-name="P21">| <text:s text:c="47"/>|</text:p>
      <text:p text:style-name="P21">| <text:s text:c="47"/>|</text:p>
      <text:p text:style-name="P21">| <text:s text:c="47"/>|</text:p>
      <text:p text:style-name="P21">| <text:s text:c="47"/>|</text:p>
      <text:p text:style-name="P21">| <text:s text:c="47"/>|</text:p>
      <text:p text:style-name="P21">| <text:s text:c="47"/>|</text:p>
      <text:p text:style-name="P21">| <text:s text:c="47"/>|</text:p>
      <text:p text:style-name="P21">| <text:s text:c="47"/>|</text:p>
      <text:p text:style-name="P21">| <text:s text:c="47"/>|</text:p>
      <text:p text:style-name="P21">| <text:s text:c="47"/>|</text:p>
      <text:p text:style-name="P21">| <text:s text:c="47"/>|</text:p>
      <text:p text:style-name="P21">| <text:s text:c="47"/>|</text:p>
      <text:p text:style-name="P21">+------------------------------------------------+</text:p>
      <text:p text:style-name="P21"/>
      <text:list xml:id="list6556822103198768505" text:style-name="WW8Num28">
        <text:list-item>
          <text:p text:style-name="P25">&lt;Add a caption as here.&gt;</text:p>
        </text:list-item>
      </text:list>
      <text:p text:style-name="P4"/>
      <text:list xml:id="list130721147157745" text:continue-list="list5668546695026029536" text:style-name="WW8Num21">
        <text:list-item>
          <text:list>
            <text:list-item>
              <text:h text:style-name="P33" text:outline-level="2"><text:bookmark-start text:name="__RefHeading___Toc258322661"/>&lt;Sub-section 1.1 heading as appropriate&gt;<text:bookmark-end text:name="__RefHeading___Toc258322661"/></text:h>
            </text:list-item>
          </text:list>
        </text:list-item>
      </text:list>
      <text:p text:style-name="P4">&lt;Text for this section&gt;</text:p>
      <text:list xml:id="list130721148152875" text:continue-numbering="true" text:style-name="WW8Num21">
        <text:list-item>
          <text:h text:style-name="P31" text:outline-level="1"><text:bookmark-start text:name="__RefHeading___Toc258322662"/>Conventions used in this document<text:bookmark-end text:name="__RefHeading___Toc258322662"/></text:h>
        </text:list-item>
      </text:list>
      <text:p text:style-name="P4">In examples, "C:" and "S:" indicate lines sent by the client and server respectively.</text:p>
      <text:p text:style-name="Standard"><text:span text:style-name="T3">The key words "MUST", "MUST NOT", "REQUIRED", "SHALL", "SHALL NOT", "SHOULD", "SHOULD NOT", "RECOMMENDED", "MAY", and "OPTIONAL" in this document are to be interpreted as described in RFC-2119 [RFC2119].</text:span> </text:p>
      <text:p text:style-name="P4">In this document, these words will appear with that interpretation only when in ALL CAPS. Lower case uses of these words are not to be <text:s text:c="3"/>interpreted as carrying RFC-2119 significance.</text:p>
      <text:p text:style-name="P4"><text:soft-page-break/>In this document, the characters "&gt;&gt;" preceding an indented line(s) <text:s text:c="2"/>indicates a compliance requirement statement using the key words <text:s text:c="3"/>listed above. This convention aids reviewers in quickly identifying <text:s text:c="2"/>or finding the explicit compliance requirements of this RFC.</text:p>
      <text:list xml:id="list130721149171947" text:continue-numbering="true" text:style-name="WW8Num21">
        <text:list-item>
          <text:h text:style-name="P31" text:outline-level="1"><text:bookmark-start text:name="__RefHeading___Toc258322663"/>&lt;Section 2 heading as appropriate&gt;<text:bookmark-end text:name="__RefHeading___Toc258322663"/></text:h>
        </text:list-item>
      </text:list>
      <text:p text:style-name="P4">&lt;Text for this section&gt;</text:p>
      <text:list xml:id="list130721149147093" text:continue-numbering="true" text:style-name="WW8Num21">
        <text:list-item>
          <text:list>
            <text:list-item>
              <text:h text:style-name="P33" text:outline-level="2"><text:bookmark-start text:name="__RefHeading___Toc258322664"/>&lt;Sub-section 2.1 heading as appropriate&gt;<text:bookmark-end text:name="__RefHeading___Toc258322664"/></text:h>
            </text:list-item>
          </text:list>
        </text:list-item>
      </text:list>
      <text:p text:style-name="P4">&lt;Text for this section&gt;</text:p>
      <text:list xml:id="list130721150167563" text:continue-numbering="true" text:style-name="WW8Num21">
        <text:list-item>
          <text:list>
            <text:list-item>
              <text:list>
                <text:list-item>
                  <text:h text:style-name="P27" text:outline-level="3"><text:bookmark-start text:name="__RefHeading___Toc258322665"/>&lt;Sub-section 2.1.1 heading as appropriate&gt;<text:bookmark-end text:name="__RefHeading___Toc258322665"/></text:h>
                </text:list-item>
              </text:list>
            </text:list-item>
          </text:list>
        </text:list-item>
      </text:list>
      <text:p text:style-name="P4">&lt;Text for this section&gt;</text:p>
      <text:list xml:id="list130721150155836" text:continue-numbering="true" text:style-name="WW8Num21">
        <text:list-item>
          <text:list>
            <text:list-item>
              <text:list>
                <text:list-item>
                  <text:h text:style-name="P27" text:outline-level="3"><text:bookmark-start text:name="__RefHeading___Toc258322666"/>&lt;Sub-section 2.1.2 heading as appropriate&gt;<text:bookmark-end text:name="__RefHeading___Toc258322666"/></text:h>
                </text:list-item>
              </text:list>
            </text:list-item>
          </text:list>
        </text:list-item>
      </text:list>
      <text:p text:style-name="P4">&lt;Text for this section&gt;</text:p>
      <text:list xml:id="list130721151166750" text:continue-numbering="true" text:style-name="WW8Num21">
        <text:list-item>
          <text:list>
            <text:list-item>
              <text:list>
                <text:list-item>
                  <text:list>
                    <text:list-item>
                      <text:h text:style-name="P28" text:outline-level="4"><text:bookmark-start text:name="__RefHeading___Toc258322667"/>&lt;2.1.2.1 (L4)&gt;<text:bookmark-end text:name="__RefHeading___Toc258322667"/></text:h>
                    </text:list-item>
                  </text:list>
                </text:list-item>
              </text:list>
            </text:list-item>
          </text:list>
        </text:list-item>
      </text:list>
      <text:p text:style-name="P4">&lt;Text for this section&gt;</text:p>
      <text:list xml:id="list130721151143749" text:continue-numbering="true" text:style-name="WW8Num21">
        <text:list-item>
          <text:list>
            <text:list-item>
              <text:list>
                <text:list-item>
                  <text:list>
                    <text:list-item>
                      <text:list>
                        <text:list-item>
                          <text:h text:style-name="P29" text:outline-level="5"><text:bookmark-start text:name="__RefHeading___Toc258322668"/>&lt;(L5)&gt;<text:bookmark-end text:name="__RefHeading___Toc258322668"/></text:h>
                        </text:list-item>
                      </text:list>
                    </text:list-item>
                  </text:list>
                </text:list-item>
              </text:list>
            </text:list-item>
          </text:list>
        </text:list-item>
      </text:list>
      <text:p text:style-name="P4">&lt;Text for this section&gt;</text:p>
      <text:list xml:id="list130721152159708" text:continue-numbering="true" text:style-name="WW8Num21">
        <text:list-item>
          <text:list>
            <text:list-item>
              <text:list>
                <text:list-item>
                  <text:list>
                    <text:list-item>
                      <text:list>
                        <text:list-item>
                          <text:list>
                            <text:list-item>
                              <text:h text:style-name="P35" text:outline-level="6"><text:bookmark-start text:name="__RefHeading___Toc258322669"/>&lt;(L6)&gt;<text:bookmark-end text:name="__RefHeading___Toc258322669"/></text:h>
                            </text:list-item>
                          </text:list>
                        </text:list-item>
                      </text:list>
                    </text:list-item>
                  </text:list>
                </text:list-item>
              </text:list>
            </text:list-item>
          </text:list>
        </text:list-item>
      </text:list>
      <text:p text:style-name="P4">&lt;Text for this section&gt;</text:p>
      <text:list xml:id="list130721152162209" text:continue-numbering="true" text:style-name="WW8Num21">
        <text:list-item>
          <text:list>
            <text:list-item>
              <text:list>
                <text:list-item>
                  <text:list>
                    <text:list-item>
                      <text:list>
                        <text:list-item>
                          <text:list>
                            <text:list-item>
                              <text:list>
                                <text:list-item>
                                  <text:h text:style-name="P37" text:outline-level="7"><text:bookmark-start text:name="__RefHeading___Toc258322670"/>&lt;(L7)&gt;<text:bookmark-end text:name="__RefHeading___Toc258322670"/></text:h>
                                </text:list-item>
                              </text:list>
                            </text:list-item>
                          </text:list>
                        </text:list-item>
                      </text:list>
                    </text:list-item>
                  </text:list>
                </text:list-item>
              </text:list>
            </text:list-item>
          </text:list>
        </text:list-item>
      </text:list>
      <text:p text:style-name="P4">&lt;Text for this section&gt;</text:p>
      <text:list xml:id="list130721153149599" text:continue-numbering="true" text:style-name="WW8Num21">
        <text:list-item>
          <text:list>
            <text:list-item>
              <text:list>
                <text:list-item>
                  <text:list>
                    <text:list-item>
                      <text:list>
                        <text:list-item>
                          <text:list>
                            <text:list-item>
                              <text:list>
                                <text:list-item>
                                  <text:list>
                                    <text:list-item>
                                      <text:h text:style-name="P38" text:outline-level="8"><text:bookmark-start text:name="__RefHeading___Toc258322671"/>&lt;(L8)&gt;<text:bookmark-end text:name="__RefHeading___Toc258322671"/></text:h>
                                    </text:list-item>
                                  </text:list>
                                </text:list-item>
                              </text:list>
                            </text:list-item>
                          </text:list>
                        </text:list-item>
                      </text:list>
                    </text:list-item>
                  </text:list>
                </text:list-item>
              </text:list>
            </text:list-item>
          </text:list>
        </text:list-item>
      </text:list>
      <text:p text:style-name="P4">&lt;Text for this section&gt;</text:p>
      <text:list xml:id="list130721153141488" text:continue-numbering="true" text:style-name="WW8Num21">
        <text:list-item>
          <text:list>
            <text:list-item>
              <text:list>
                <text:list-item>
                  <text:list>
                    <text:list-item>
                      <text:list>
                        <text:list-item>
                          <text:list>
                            <text:list-item>
                              <text:list>
                                <text:list-item>
                                  <text:list>
                                    <text:list-item>
                                      <text:list>
                                        <text:list-item>
                                          <text:h text:style-name="P36" text:outline-level="9"><text:bookmark-start text:name="__RefHeading___Toc258322672"/>&lt;(L9)&gt;<text:bookmark-end text:name="__RefHeading___Toc258322672"/></text:h>
                                        </text:list-item>
                                      </text:list>
                                    </text:list-item>
                                  </text:list>
                                </text:list-item>
                              </text:list>
                            </text:list-item>
                          </text:list>
                        </text:list-item>
                      </text:list>
                    </text:list-item>
                  </text:list>
                </text:list-item>
              </text:list>
            </text:list-item>
          </text:list>
        </text:list-item>
      </text:list>
      <text:p text:style-name="P4">&lt;Text for this section&gt;</text:p>
      <text:list xml:id="list130721154143372" text:continue-numbering="true" text:style-name="WW8Num21">
        <text:list-item>
          <text:h text:style-name="P31" text:outline-level="1"><text:bookmark-start text:name="__RefHeading___Toc258322673"/>&lt;Section 3 heading as appropriate&gt;<text:bookmark-end text:name="__RefHeading___Toc258322673"/></text:h>
        </text:list-item>
      </text:list>
      <text:p text:style-name="P4">&lt;Text for this section&gt;</text:p>
      <text:list xml:id="list130721154145210" text:continue-numbering="true" text:style-name="WW8Num21">
        <text:list-item>
          <text:h text:style-name="P31" text:outline-level="1"><text:bookmark-start text:name="__RefHeading___Toc258322674"/><text:soft-page-break/>&lt;Section 4 heading as appropriate&gt;<text:bookmark-end text:name="__RefHeading___Toc258322674"/></text:h>
        </text:list-item>
      </text:list>
      <text:p text:style-name="P4">&lt;Text for this section&gt;</text:p>
      <text:list xml:id="list130721155149344" text:continue-numbering="true" text:style-name="WW8Num21">
        <text:list-item>
          <text:h text:style-name="P32" text:outline-level="1"><text:bookmark-start text:name="__RefHeading___Toc258322675"/>Formal Syntax<text:bookmark-end text:name="__RefHeading___Toc258322675"/></text:h>
        </text:list-item>
      </text:list>
      <text:p text:style-name="P7">The following syntax specification uses the augmented Backus-Naur Form (BNF) as described in RFC-2234 [RFC2234].</text:p>
      <text:p text:style-name="P10"><text:span text:style-name="T28">s</text:span>yrup<text:tab/><text:tab/><text:tab/>= <text:span text:style-name="T28">(</text:span>element <text:span text:style-name="T25">assignment </text:span>values<text:span text:style-name="T28">)</text:span> / <text:span text:style-name="T28">(</text:span>element <text:span text:style-name="T25">assignment </text:span>values <text:span text:style-name="T28">s</text:span>yrup<text:span text:style-name="T28">)</text:span></text:p>
      <text:p text:style-name="P11">element <text:tab/><text:tab/>= <text:span text:style-name="T28">1*varchar</text:span></text:p>
      <text:p text:style-name="P8">values <text:tab/><text:tab/>= <text:span text:style-name="T28">(</text:span>value <text:span text:style-name="T28">LF)</text:span> /<text:span text:style-name="T26"> (</text:span>value separator values<text:span text:style-name="T28">)</text:span></text:p>
      <text:p text:style-name="P9">separator<text:tab/><text:span text:style-name="T24">= TAB / SP SP / LF</text:span> /<text:span text:style-name="T27"> (TAB </text:span>separator<text:span text:style-name="T29">)</text:span> /<text:span text:style-name="T27"> (SP SP </text:span>separator<text:span text:style-name="T30">)</text:span> /<text:span text:style-name="T27"> (CRLF</text:span> separator<text:span text:style-name="T30">)</text:span></text:p>
      <text:p text:style-name="P12">assignment<text:tab/>= <text:span text:style-name="T29">(separator</text:span> ”=” <text:span text:style-name="T23">separator) / (CRLF separator)</text:span></text:p>
      <text:p text:style-name="P13">value<text:tab/><text:tab/><text:tab/>= <text:span text:style-name="T28">1*varchar</text:span></text:p>
      <text:list xml:id="list130721158159123" text:continue-numbering="true" text:style-name="WW8Num21">
        <text:list-item>
          <text:h text:style-name="P30" text:outline-level="1"><text:bookmark-start text:name="__RefHeading___Toc258322676"/>Security Considerations<text:bookmark-end text:name="__RefHeading___Toc258322676"/></text:h>
        </text:list-item>
      </text:list>
      <text:p text:style-name="P18">INFO (REMOVE): <text:tab/>Every draft MUST have a Security Considerations section.</text:p>
      <text:p text:style-name="P4">&lt;Add any security considerations&gt;</text:p>
      <text:list xml:id="list130721159155641" text:continue-numbering="true" text:style-name="WW8Num21">
        <text:list-item>
          <text:h text:style-name="P30" text:outline-level="1"><text:bookmark-start text:name="__RefHeading___Toc258322677"/>IANA Considerations<text:bookmark-end text:name="__RefHeading___Toc258322677"/></text:h>
        </text:list-item>
      </text:list>
      <text:p text:style-name="P26">This document specifies a new media type. <text:s/>This media type has a main <text:s/>type of text and a subtype of “syrp” (text/syrp).</text:p>
      <text:list xml:id="list130721159155385" text:continue-numbering="true" text:style-name="WW8Num21">
        <text:list-item>
          <text:h text:style-name="P30" text:outline-level="1"><text:bookmark-start text:name="__RefHeading___Toc258322678"/>Conclusions<text:bookmark-end text:name="__RefHeading___Toc258322678"/></text:h>
        </text:list-item>
      </text:list>
      <text:p text:style-name="P4">&lt;Add any conclusions&gt;</text:p>
      <text:list xml:id="list130721160167893" text:continue-numbering="true" text:style-name="WW8Num21">
        <text:list-item>
          <text:h text:style-name="P30" text:outline-level="1"><text:bookmark-start text:name="__RefHeading___Toc258322679"/>References<text:bookmark-end text:name="__RefHeading___Toc258322679"/></text:h>
          <text:list>
            <text:list-item>
              <text:h text:style-name="P34" text:outline-level="2"><text:bookmark-start text:name="__RefHeading___Toc258322680"/>Normative References<text:bookmark-end text:name="__RefHeading___Toc258322680"/></text:h>
            </text:list-item>
          </text:list>
        </text:list-item>
      </text:list>
      <text:list xml:id="list4374133824462703412" text:style-name="WW8Num22">
        <text:list-header>
          <text:p text:style-name="P24">None</text:p>
        </text:list-header>
      </text:list>
      <text:list xml:id="list130721161172637" text:continue-list="list130721160167893" text:style-name="WW8Num21">
        <text:list-item>
          <text:list>
            <text:list-item>
              <text:h text:style-name="P34" text:outline-level="2"><text:bookmark-start text:name="__RefHeading___Toc258322681"/>Informative References<text:bookmark-end text:name="__RefHeading___Toc258322681"/></text:h>
            </text:list-item>
          </text:list>
        </text:list-item>
      </text:list>
      <text:list xml:id="list130721161143198" text:continue-list="list4374133824462703412" text:style-name="WW8Num22">
        <text:list-header>
          <text:p text:style-name="P24">None</text:p>
        </text:list-header>
      </text:list>
      <text:list xml:id="list130721161155323" text:continue-list="list130721161172637" text:style-name="WW8Num21">
        <text:list-item>
          <text:h text:style-name="P30" text:outline-level="1"><text:bookmark-start text:name="__RefHeading___Toc258322682"/><text:soft-page-break/>Acknowledgments<text:bookmark-end text:name="__RefHeading___Toc258322682"/></text:h>
        </text:list-item>
      </text:list>
      <text:p text:style-name="P3">This document was prepared using 2-Word-v2.0.template.dot.</text:p>
      <text:list xml:id="list6347463628523095090" text:style-name="WW8Num17">
        <text:list-item>
          <text:p text:style-name="P44"><text:bookmark-start text:name="__RefHeading___Toc258322683"/>Parsers<text:bookmark-end text:name="__RefHeading___Toc258322683"/></text:p>
        </text:list-item>
      </text:list>
      <text:p text:style-name="P18"/>
      <text:list xml:id="list5937551851859431563" text:style-name="WW8Num16">
        <text:list-item>
          <text:list>
            <text:list-item>
              <text:p text:style-name="P41"><text:bookmark-start text:name="__RefHeading___Toc258322684"/>PHP Parser<text:bookmark-end text:name="__RefHeading___Toc258322684"/></text:p>
            </text:list-item>
          </text:list>
        </text:list-item>
      </text:list>
      <text:p text:style-name="P5">http://syrupfile.org</text:p>
      <text:list xml:id="list130721163172282" text:continue-numbering="true" text:style-name="WW8Num16">
        <text:list-item>
          <text:list>
            <text:list-item>
              <text:p text:style-name="P42"/>
            </text:list-item>
          </text:list>
        </text:list-item>
      </text:list>
      <text:p text:style-name="Standard"><text:span text:style-name="T20">Copyright (c) </text:span><text:span text:style-name="T20"><text:modification-date style:data-style-name="N122">2014</text:modification-date></text:span><text:span text:style-name="T20"> IETF Trust and the persons identified as authors of the code. All rights reserved.</text:span></text:p>
      <text:p text:style-name="P2">Redistribution and use in source and binary forms, with or without modification, is permitted pursuant to, and subject to the license terms contained in, the Simplified BSD License set forth in Section 4.c of the IETF Trust’s Legal Provisions Relating to IETF Documents (http://trustee.ietf.org/license-info).</text:p>
      <text:list xml:id="list130721164143084" text:continue-numbering="true" text:style-name="WW8Num16">
        <text:list-item>
          <text:list>
            <text:list-item>
              <text:list>
                <text:list-item>
                  <text:p text:style-name="P40"><text:bookmark-start text:name="__RefHeading___Toc258322686"/>&lt;H2&gt;<text:bookmark-end text:name="__RefHeading___Toc258322686"/></text:p>
                </text:list-item>
              </text:list>
            </text:list-item>
          </text:list>
        </text:list-item>
      </text:list>
      <text:p text:style-name="P4">&lt;Text&gt;</text:p>
      <text:list xml:id="list130721165161273" text:continue-numbering="true" text:style-name="WW8Num16">
        <text:list-item>
          <text:list>
            <text:list-item>
              <text:list>
                <text:list-item>
                  <text:list>
                    <text:list-item>
                      <text:p text:style-name="P46"><text:bookmark-start text:name="__RefHeading___Toc258322687"/>&lt;H3&gt;<text:bookmark-end text:name="__RefHeading___Toc258322687"/></text:p>
                    </text:list-item>
                  </text:list>
                </text:list-item>
              </text:list>
            </text:list-item>
          </text:list>
        </text:list-item>
      </text:list>
      <text:p text:style-name="P4">&lt;Text&gt;</text:p>
      <text:list xml:id="list130721165147800" text:continue-numbering="true" text:style-name="WW8Num16">
        <text:list-item>
          <text:list>
            <text:list-item>
              <text:list>
                <text:list-item>
                  <text:list>
                    <text:list-item>
                      <text:list>
                        <text:list-item>
                          <text:p text:style-name="P47"><text:bookmark-start text:name="__RefHeading___Toc258322688"/>&lt;H4&gt;<text:bookmark-end text:name="__RefHeading___Toc258322688"/></text:p>
                        </text:list-item>
                      </text:list>
                    </text:list-item>
                  </text:list>
                </text:list-item>
              </text:list>
            </text:list-item>
          </text:list>
        </text:list-item>
      </text:list>
      <text:p text:style-name="P4">&lt;Text&gt;</text:p>
      <text:list xml:id="list130721166156695" text:continue-numbering="true" text:style-name="WW8Num16">
        <text:list-item>
          <text:list>
            <text:list-item>
              <text:list>
                <text:list-item>
                  <text:list>
                    <text:list-item>
                      <text:list>
                        <text:list-item>
                          <text:list>
                            <text:list-item>
                              <text:p text:style-name="P48"><text:bookmark-start text:name="__RefHeading___Toc258322689"/>&lt;H5&gt;<text:bookmark-end text:name="__RefHeading___Toc258322689"/></text:p>
                            </text:list-item>
                          </text:list>
                        </text:list-item>
                      </text:list>
                    </text:list-item>
                  </text:list>
                </text:list-item>
              </text:list>
            </text:list-item>
          </text:list>
        </text:list-item>
      </text:list>
      <text:p text:style-name="Standard"><text:span text:style-name="T3">&lt;Text</text:span>&gt;</text:p>
      <text:p text:style-name="P20">Authors’ Addresses</text:p>
      <text:p text:style-name="P21"><text:span text:style-name="T22">Evan</text:span> <text:span text:style-name="T22">de la Cruz</text:span></text:p>
      <text:p text:style-name="P22">wafl.org</text:p>
      <text:p text:style-name="P22">Phoenix, AZ</text:p>
      <text:p text:style-name="RFC_20_Figure"><text:tab/></text:p>
      <text:p text:style-name="RFC_20_Figure">Email: <text:span text:style-name="T9">evan@wafl.o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in" fo:margin-right="0in" fo:margin-top="0in" fo:margin-bottom="0.1665in" style:contextual-spacing="false" fo:line-height="0.1665in" fo:orphans="2" fo:widows="2" fo:text-indent="0in" style:auto-text-indent="false" style:writing-mode="lr-tb">
        <style:tab-stops>
          <style:tab-stop style:position="0.3in"/>
          <style:tab-stop style:position="0.6in"/>
          <style:tab-stop style:position="0.9in"/>
          <style:tab-stop style:position="1.2in"/>
          <style:tab-stop style:position="1.5in"/>
          <style:tab-stop style:position="1.8in"/>
          <style:tab-stop style:position="2.1in"/>
          <style:tab-stop style:position="2.4in"/>
          <style:tab-stop style:position="2.7in"/>
          <style:tab-stop style:position="3in"/>
          <style:tab-stop style:position="3.3in"/>
          <style:tab-stop style:position="3.6in"/>
          <style:tab-stop style:position="3.9in"/>
          <style:tab-stop style:position="4.2in"/>
          <style:tab-stop style:position="4.5in"/>
          <style:tab-stop style:position="4.8in"/>
          <style:tab-stop style:position="5.1in"/>
          <style:tab-stop style:position="5.4in"/>
          <style:tab-stop style:position="5.7in"/>
          <style:tab-stop style:position="6in"/>
          <style:tab-stop style:position="6.3in"/>
          <style:tab-stop style:position="6.6in"/>
          <style:tab-stop style:position="6.9in"/>
        </style:tab-stops>
      </style:paragraph-properties>
      <style:text-properties style:use-window-font-color="true" style:font-name="Courier New" fo:font-family="'Courier New'" style:font-family-generic="modern" fo:font-size="12pt" fo:language="en" fo:country="US" style:font-name-asian="Batang" style:font-family-asian="Batang, 바탕" style:font-family-generic-asian="roman" style:font-pitch-asian="variable" style:font-size-asian="12pt" style:font-name-complex="Courier New" style:font-family-complex="'Courier New'" style:font-family-generic-complex="modern" style:font-size-complex="12pt" style:language-complex="ar" style:country-complex="SA"/>
    </style:style>
    <style:style style:name="Heading" style:family="paragraph" style:parent-style-name="Standard" style:next-style-name="Text_20_body" style:class="text">
      <style:paragraph-properties fo:margin-top="0.1665in" fo:margin-bottom="0.0417in"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list-style-name="WW8Num28" style:class="extra">
      <style:paragraph-properties fo:text-align="center" style:justify-single-word="false"/>
      <style:text-properties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WW8Num21" style:class="text">
      <style:paragraph-properties fo:keep-with-next="always"/>
    </style:style>
    <style:style style:name="Heading_20_2" style:display-name="Heading 2" style:family="paragraph" style:parent-style-name="Standard" style:next-style-name="Standard" style:default-outline-level="2" style:list-style-name="WW8Num21" style:class="text">
      <style:paragraph-properties fo:keep-with-next="always"/>
      <style:text-properties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21" style:class="text">
      <style:paragraph-properties fo:keep-with-next="always"/>
      <style:text-properties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WW8Num21" style:class="text">
      <style:paragraph-properties fo:keep-with-next="always"/>
      <style:text-properties style:font-size-complex="14pt" style:font-weight-complex="bold"/>
    </style:style>
    <style:style style:name="Heading_20_5" style:display-name="Heading 5" style:family="paragraph" style:parent-style-name="Standard" style:next-style-name="Standard" style:default-outline-level="5" style:list-style-name="WW8Num21" style:class="text">
      <style:paragraph-properties fo:keep-with-next="always"/>
      <style:text-properties style:font-size-complex="13pt" style:font-style-complex="italic" style:font-weight-complex="bold"/>
    </style:style>
    <style:style style:name="Heading_20_6" style:display-name="Heading 6" style:family="paragraph" style:parent-style-name="Standard" style:next-style-name="Standard" style:default-outline-level="6" style:list-style-name="WW8Num21" style:class="text">
      <style:paragraph-properties fo:keep-with-next="always"/>
      <style:text-properties style:font-size-complex="11pt" style:font-weight-complex="bold"/>
    </style:style>
    <style:style style:name="Heading_20_7" style:display-name="Heading 7" style:family="paragraph" style:parent-style-name="Standard" style:next-style-name="Standard" style:default-outline-level="7" style:list-style-name="WW8Num21" style:class="text">
      <style:paragraph-properties fo:keep-with-next="always"/>
    </style:style>
    <style:style style:name="Heading_20_8" style:display-name="Heading 8" style:family="paragraph" style:parent-style-name="Standard" style:next-style-name="Standard" style:default-outline-level="8" style:list-style-name="WW8Num21" style:class="text">
      <style:paragraph-properties fo:keep-with-next="always"/>
      <style:text-properties style:font-style-complex="italic"/>
    </style:style>
    <style:style style:name="Heading_20_9" style:display-name="Heading 9" style:family="paragraph" style:parent-style-name="Standard" style:next-style-name="Standard" style:default-outline-level="9" style:list-style-name="WW8Num21" style:class="text">
      <style:paragraph-properties fo:keep-with-next="always"/>
      <style:text-properties style:font-name-complex="Arial" style:font-family-complex="Arial" style:font-family-generic-complex="swiss" style:font-pitch-complex="variable" style:font-size-complex="11pt"/>
    </style:style>
    <style:style style:name="Header" style:family="paragraph" style:parent-style-name="Standard" style:class="extra">
      <style:paragraph-properties fo:margin-left="0in" fo:margin-right="0in" fo:margin-top="0in" fo:margin-bottom="0in" style:contextual-spacing="false" fo:text-indent="0in" style:auto-text-indent="false">
        <style:tab-stops>
          <style:tab-stop style:position="3.5in" style:type="center"/>
          <style:tab-stop style:position="7.1665in" style:type="right"/>
        </style:tab-stops>
      </style:paragraph-properties>
    </style:style>
    <style:style style:name="Footer" style:family="paragraph" style:parent-style-name="Header" style:class="extra">
      <style:text-properties style:language-asian="ko" style:country-asian="KR"/>
    </style:style>
    <style:style style:name="Contents_20_1" style:display-name="Contents 1" style:family="paragraph" style:parent-style-name="Standard" style:next-style-name="Standard" style:class="index">
      <style:paragraph-properties fo:margin-top="0in" fo:margin-bottom="0in" style:contextual-spacing="false">
        <style:tab-stops>
          <style:tab-stop style:position="7in" style:type="right" style:leader-style="dotted" style:leader-text="."/>
        </style:tab-stops>
      </style:paragraph-properties>
      <style:text-properties fo:language="en" fo:country="US" style:language-asian="en" style:country-asian="US"/>
    </style:style>
    <style:style style:name="Contents_20_2" style:display-name="Contents 2" style:family="paragraph" style:parent-style-name="Standard" style:next-style-name="Standard" style:class="index">
      <style:paragraph-properties fo:margin-left="0.6in" fo:margin-right="0in" fo:margin-top="0in" fo:margin-bottom="0in" style:contextual-spacing="false" fo:text-indent="0in" style:auto-text-indent="false">
        <style:tab-stops>
          <style:tab-stop style:position="7in" style:type="right" style:leader-style="dotted" style:leader-text="."/>
        </style:tab-stops>
      </style:paragraph-properties>
      <style:text-properties fo:language="en" fo:country="US" style:language-asian="en" style:country-asian="US"/>
    </style:style>
    <style:style style:name="Contents_20_3" style:display-name="Contents 3" style:family="paragraph" style:parent-style-name="Standard" style:next-style-name="Standard" style:class="index">
      <style:paragraph-properties fo:margin-left="0.9in" fo:margin-right="0in" fo:margin-top="0in" fo:margin-bottom="0in" style:contextual-spacing="false" fo:text-indent="0in" style:auto-text-indent="false">
        <style:tab-stops>
          <style:tab-stop style:position="7in" style:type="right" style:leader-style="dotted" style:leader-text="."/>
        </style:tab-stops>
      </style:paragraph-properties>
      <style:text-properties fo:language="en" fo:country="US" style:language-asian="en" style:country-asian="US"/>
    </style:style>
    <style:style style:name="Contents_20_4" style:display-name="Contents 4" style:family="paragraph" style:parent-style-name="Standard" style:next-style-name="Standard" style:class="index">
      <style:paragraph-properties fo:margin-left="1.2in" fo:margin-right="0in" fo:margin-top="0in" fo:margin-bottom="0in" style:contextual-spacing="false" fo:text-indent="0in" style:auto-text-indent="false">
        <style:tab-stops>
          <style:tab-stop style:position="7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5in" fo:margin-right="0in" fo:margin-top="0in" fo:margin-bottom="0in" style:contextual-spacing="false" fo:text-indent="0in" style:auto-text-indent="false">
        <style:tab-stops>
          <style:tab-stop style:position="7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8in" fo:margin-right="0in" fo:margin-top="0in" fo:margin-bottom="0in" style:contextual-spacing="false" fo:text-indent="0in" style:auto-text-indent="false">
        <style:tab-stops>
          <style:tab-stop style:position="7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in" fo:margin-right="0in" fo:margin-top="0in" fo:margin-bottom="0in" style:contextual-spacing="false" fo:text-indent="0in" style:auto-text-indent="false">
        <style:tab-stops>
          <style:tab-stop style:position="7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in" fo:margin-right="0in" fo:margin-top="0in" fo:margin-bottom="0in" style:contextual-spacing="false" fo:text-indent="0in" style:auto-text-indent="false">
        <style:tab-stops>
          <style:tab-stop style:position="7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7in" fo:margin-right="0in" fo:margin-top="0in" fo:margin-bottom="0in" style:contextual-spacing="false" fo:text-indent="0in" style:auto-text-indent="false">
        <style:tab-stops>
          <style:tab-stop style:position="7in" style:type="right" style:leader-style="dotted" style:leader-text="."/>
        </style:tab-stops>
      </style:paragraph-properties>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RFC_20_H1_20_-_20_no_20_num" style:display-name="RFC H1 - no num" style:family="paragraph" style:parent-style-name="Standard" style:next-style-name="Standard">
      <style:paragraph-properties fo:margin-left="0in" fo:margin-right="0in" fo:text-indent="0in" style:auto-text-indent="false" fo:keep-with-next="always"/>
      <style:text-properties style:font-name-asian="Times New Roman" style:font-family-asian="'Times New Roman'" style:font-family-generic-asian="roman" style:font-pitch-asian="variable" style:font-weight-complex="bold"/>
    </style:style>
    <style:style style:name="RFC_20_H1_20_-_20_no_20_TOC_20_no_20_num" style:display-name="RFC H1 - no TOC no num" style:family="paragraph" style:parent-style-name="RFC_20_H1_20_-_20_no_20_num" style:next-style-name="Standard"/>
    <style:style style:name="Footnote" style:family="paragraph" style:parent-style-name="Standard" style:class="extra">
      <style:text-properties fo:font-size="10pt" style:font-size-asian="10pt" style:font-size-complex="10pt"/>
    </style:style>
    <style:style style:name="RFC_20_References" style:display-name="RFC References" style:family="paragraph" style:parent-style-name="Standard" style:list-style-name="WW8Num22">
      <style:paragraph-properties fo:keep-together="always">
        <style:tab-stops>
          <style:tab-stop style:position="0.9in"/>
          <style:tab-stop style:position="1.2in"/>
          <style:tab-stop style:position="1.5in"/>
          <style:tab-stop style:position="1.8in"/>
          <style:tab-stop style:position="2.1in"/>
          <style:tab-stop style:position="2.4in"/>
          <style:tab-stop style:position="2.7in"/>
          <style:tab-stop style:position="3in"/>
          <style:tab-stop style:position="3.3in"/>
          <style:tab-stop style:position="3.6in"/>
          <style:tab-stop style:position="3.9in"/>
          <style:tab-stop style:position="4.2in"/>
          <style:tab-stop style:position="4.5in"/>
          <style:tab-stop style:position="4.8in"/>
          <style:tab-stop style:position="5.1in"/>
          <style:tab-stop style:position="5.4in"/>
          <style:tab-stop style:position="5.7in"/>
          <style:tab-stop style:position="6in"/>
          <style:tab-stop style:position="6.3in"/>
          <style:tab-stop style:position="6.6in"/>
          <style:tab-stop style:position="6.9in"/>
        </style:tab-stops>
      </style:paragraph-properties>
    </style:style>
    <style:style style:name="RFC_20_References_20_Bookmark" style:display-name="RFC References Bookmark" style:family="paragraph" style:parent-style-name="RFC_20_References" style:list-style-name="">
      <style:paragraph-properties fo:margin-left="1.3in" fo:margin-right="0in" fo:text-indent="-1in" style:auto-text-indent="false"/>
    </style:style>
    <style:style style:name="RFC_20_Title" style:display-name="RFC Title" style:family="paragraph" style:parent-style-name="Standard">
      <style:paragraph-properties fo:margin-top="0in" fo:margin-bottom="0.3335in" style:contextual-spacing="false" fo:text-align="center" style:justify-single-word="false"/>
      <style:text-properties style:font-name-asian="Times New Roman" style:font-family-asian="'Times New Roman'" style:font-family-generic-asian="roman" style:font-pitch-asian="variable"/>
    </style:style>
    <style:style style:name="RFC_20_Instructions" style:display-name="RFC Instructions" style:family="paragraph" style:parent-style-name="Standard" style:next-style-name="Standard">
      <style:text-properties fo:font-weight="bold" style:font-weight-asian="bold"/>
    </style:style>
    <style:style style:name="RFC_20_List_20_Numbered" style:display-name="RFC List Numbered" style:family="paragraph" style:parent-style-name="Standard" style:list-style-name="WW8Num19">
      <style:paragraph-properties fo:keep-together="always"/>
    </style:style>
    <style:style style:name="RFC_20_App" style:display-name="RFC App" style:family="paragraph" style:parent-style-name="RFC_20_H1_20_-_20_no_20_num" style:next-style-name="Standard" style:list-style-name="WW8Num17">
      <style:paragraph-properties fo:break-before="page"/>
    </style:style>
    <style:style style:name="RFC_20_App_20_H1" style:display-name="RFC App H1" style:family="paragraph" style:parent-style-name="RFC_20_H1_20_-_20_no_20_num" style:next-style-name="Standard" style:list-style-name="WW8Num16"/>
    <style:style style:name="RFC_20_App_20_H2" style:display-name="RFC App H2" style:family="paragraph" style:parent-style-name="RFC_20_H1_20_-_20_no_20_num" style:next-style-name="Standard" style:list-style-name="WW8Num16"/>
    <style:style style:name="Body_20_Text_20_2" style:display-name="Body Text 2" style:family="paragraph" style:parent-style-name="Standard">
      <style:paragraph-properties fo:margin-top="0in" fo:margin-bottom="0.0835in" style:contextual-spacing="false" fo:line-height="200%"/>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3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style: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fo:font-size="10pt" style:font-size-asian="10pt" style:font-size-complex="10pt"/>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style: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style: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style: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style: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style: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style:paragraph-properties fo:margin-left="0.75in" fo:margin-right="0in" fo:text-indent="-0.75in" style:auto-text-indent="false" fo:background-color="#cccccc" fo:padding="0.0138in" fo:border="0.74pt solid #000000">
        <style:background-image/>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RFC_20_Figure" style:display-name="RFC Figure" style:family="paragraph" style:parent-style-name="Standard">
      <style:paragraph-properties fo:margin-top="0in" fo:margin-bottom="0in" style:contextual-spacing="false" fo:keep-together="always" fo:keep-with-next="always"/>
    </style:style>
    <style:style style:name="RFC_20_List_20_Bullet" style:display-name="RFC List Bullet" style:family="paragraph" style:parent-style-name="Standard" style:list-style-name="WW8Num12">
      <style:paragraph-properties fo:keep-together="always"/>
    </style:style>
    <style:style style:name="RFC_20_App_20_H3" style:display-name="RFC App H3" style:family="paragraph" style:parent-style-name="RFC_20_H1_20_-_20_no_20_num" style:next-style-name="Standard" style:list-style-name="WW8Num16"/>
    <style:style style:name="RFC_20_App_20_H4" style:display-name="RFC App H4" style:family="paragraph" style:parent-style-name="RFC_20_H1_20_-_20_no_20_num" style:next-style-name="Standard" style:list-style-name="WW8Num16"/>
    <style:style style:name="RFC_20_App_20_H5" style:display-name="RFC App H5" style:family="paragraph" style:parent-style-name="RFC_20_H1_20_-_20_no_20_num" style:next-style-name="Standard" style:list-style-name="WW8Num16"/>
    <style:style style:name="RFC_20_Boilerplate" style:display-name="RFC Boilerplate" style:family="paragraph" style:parent-style-name="Standard" style:next-style-name="Standard"/>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true" style:font-size-asian="12pt" style:font-style-asian="normal" style:font-weight-asian="normal" style:font-name-complex="Courier New" style:font-family-complex="'Courier New'" style:font-family-generic-complex="modern" style:font-size-complex="12pt" text:display="tru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font-size-complex="12pt" style:language-complex="none" style:country-complex="none" style:font-weight-complex="bold"/>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tru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true" style:font-size-asian="12pt" style:font-style-asian="normal" style:font-weight-asian="normal" style:font-name-complex="Courier New" style:font-family-complex="'Courier New'" style:font-family-generic-complex="modern" style:font-size-complex="12pt" text:display="tru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tru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true" style:font-size-asian="12pt" style:font-style-asian="normal" style:font-weight-asian="normal" style:font-name-complex="Courier New" style:font-family-complex="'Courier New'" style:font-family-generic-complex="modern" style:font-size-complex="12pt" text:display="tru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Default_20_Paragraph_20_Font" style:display-name="Default Paragraph Font" style:family="text"/>
    <style:style style:name="Endnote_20_Symbol" style:display-name="Endnote Symbol" style:family="text">
      <style:text-properties style:text-position="0% 100%"/>
    </style:style>
    <style:style style:name="Footnote_20_Symbol" style:display-name="Footnote Symbol"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text-properties style:font-name="Tahoma" fo:font-family="Tahoma" style:font-family-generic="swiss" style:font-pitch="variable" fo:font-size="8pt" style:font-name-asian="Batang" style:font-family-asian="Batang, 바탕" style:font-family-generic-asian="roman" style:font-pitch-asian="variable" style:font-size-asian="8pt" style:font-name-complex="Tahoma" style:font-family-complex="Tahoma" style:font-family-generic-complex="swiss" style:font-pitch-complex="variable" style:font-size-complex="8p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1z0"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WW8Num21z1" style:num-suffix=". " style:num-format="1" text:display-levels="2">
        <style:list-level-properties text:list-level-position-and-space-mode="label-alignment">
          <style:list-level-label-alignment text:label-followed-by="nothing" fo:text-indent="-0.3in" fo:margin-left="0.3in"/>
        </style:list-level-properties>
      </text:outline-level-style>
      <text:outline-level-style text:level="3" text:style-name="WW8Num21z2" style:num-suffix=". " style:num-format="1" text:display-levels="3">
        <style:list-level-properties text:list-level-position-and-space-mode="label-alignment">
          <style:list-level-label-alignment text:label-followed-by="nothing" fo:text-indent="-0.3in" fo:margin-left="0.3in"/>
        </style:list-level-properties>
      </text:outline-level-style>
      <text:outline-level-style text:level="4" text:style-name="WW8Num21z3" style:num-suffix=". " style:num-format="1" text:display-levels="4">
        <style:list-level-properties text:list-level-position-and-space-mode="label-alignment">
          <style:list-level-label-alignment text:label-followed-by="nothing" fo:text-indent="-0.3in" fo:margin-left="0.3in"/>
        </style:list-level-properties>
      </text:outline-level-style>
      <text:outline-level-style text:level="5" text:style-name="WW8Num21z4" style:num-suffix=". " style:num-format="1" text:display-levels="5">
        <style:list-level-properties text:list-level-position-and-space-mode="label-alignment">
          <style:list-level-label-alignment text:label-followed-by="nothing" fo:text-indent="-0.3in" fo:margin-left="0.3in"/>
        </style:list-level-properties>
      </text:outline-level-style>
      <text:outline-level-style text:level="6" text:style-name="WW8Num21z5" style:num-suffix=". " style:num-format="1" text:display-levels="6">
        <style:list-level-properties text:list-level-position-and-space-mode="label-alignment">
          <style:list-level-label-alignment text:label-followed-by="nothing" fo:text-indent="-0.3in" fo:margin-left="0.3in"/>
        </style:list-level-properties>
      </text:outline-level-style>
      <text:outline-level-style text:level="7" text:style-name="WW8Num21z6" style:num-suffix=". " style:num-format="1" text:display-levels="7">
        <style:list-level-properties text:list-level-position-and-space-mode="label-alignment">
          <style:list-level-label-alignment text:label-followed-by="nothing" fo:text-indent="-0.3in" fo:margin-left="0.3in"/>
        </style:list-level-properties>
      </text:outline-level-style>
      <text:outline-level-style text:level="8" text:style-name="WW8Num21z7" style:num-suffix=". " style:num-format="1" text:display-levels="8">
        <style:list-level-properties text:list-level-position-and-space-mode="label-alignment">
          <style:list-level-label-alignment text:label-followed-by="nothing" fo:text-indent="-0.3in" fo:margin-left="0.3in"/>
        </style:list-level-properties>
      </text:outline-level-style>
      <text:outline-level-style text:level="9" text:style-name="WW8Num21z8" style:num-suffix=". " style:num-format="1" text:display-levels="9">
        <style:list-level-properties text:list-level-position-and-space-mode="label-alignment">
          <style:list-level-label-alignment text:label-followed-by="nothing" fo:text-indent="-0.3in" fo:margin-left="0.3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prefix="[" style:num-suffix="]" style:num-format="1">
        <style:list-level-properties text:list-level-position-and-space-mode="label-alignment">
          <style:list-level-label-alignment text:label-followed-by="listtab" text:list-tab-stop-position="0.9in" fo:text-indent="-0.6in" fo:margin-left="0.9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3in" fo:text-indent="-0.25in" fo:margin-left="1.3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8in" fo:text-indent="-0.1252in" fo:margin-left="1.8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8in" fo:text-indent="-0.25in" fo:margin-left="2.8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3in" fo:text-indent="-0.1252in" fo:margin-left="3.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8in" fo:text-indent="-0.25in" fo:margin-left="3.8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3in" fo:text-indent="-0.25in" fo:margin-left="4.3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8in" fo:text-indent="-0.1252in" fo:margin-left="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text:list-tab-stop-position="0.6in" fo:text-indent="-0.3in" fo:margin-left="0.6in"/>
        </style:list-level-properties>
        <style:text-properties style:font-name="Courier New1"/>
      </text:list-level-style-bullet>
      <text:list-level-style-bullet text:level="2" text:style-name="WW8Num1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prefix="Figure " style:num-format="1">
        <style:list-level-properties text:list-level-position-and-space-mode="label-alignment">
          <style:list-level-label-alignment text:label-followed-by="listtab" fo:margin-left="0.3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Appendix "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prefix="Figure " style:num-format="1">
        <style:list-level-properties text:list-level-position-and-space-mode="label-alignment">
          <style:list-level-label-alignment text:label-followed-by="listtab" fo:margin-left="0.3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prefix="Appendix "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8Num16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6z2"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WW8Num16z3"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WW8Num16z4"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WW8Num16z5"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WW8Num16z6"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2in" fo:text-indent="-0.3in" fo:margin-left="1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prefix="Figure " style:num-format="1">
        <style:list-level-properties text:list-level-position-and-space-mode="label-alignment">
          <style:list-level-label-alignment text:label-followed-by="listtab" fo:margin-left="0.3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6in" fo:text-indent="-0.3in" fo:margin-left="0.6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prefix="Appendix "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 style:num-format="1">
        <style:list-level-properties text:list-level-position-and-space-mode="label-alignment">
          <style:list-level-label-alignment text:label-followed-by="nothing" fo:text-indent="-0.3in" fo:margin-left="0.3in"/>
        </style:list-level-properties>
      </text:list-level-style-number>
      <text:list-level-style-number text:level="2" text:style-name="WW8Num21z1" style:num-suffix=". " style:num-format="1" text:display-levels="2">
        <style:list-level-properties text:list-level-position-and-space-mode="label-alignment">
          <style:list-level-label-alignment text:label-followed-by="nothing" fo:text-indent="-0.3in" fo:margin-left="0.3in"/>
        </style:list-level-properties>
      </text:list-level-style-number>
      <text:list-level-style-number text:level="3" text:style-name="WW8Num21z2" style:num-suffix=". " style:num-format="1" text:display-levels="3">
        <style:list-level-properties text:list-level-position-and-space-mode="label-alignment">
          <style:list-level-label-alignment text:label-followed-by="nothing" fo:text-indent="-0.3in" fo:margin-left="0.3in"/>
        </style:list-level-properties>
      </text:list-level-style-number>
      <text:list-level-style-number text:level="4" text:style-name="WW8Num21z3" style:num-suffix=". " style:num-format="1" text:display-levels="4">
        <style:list-level-properties text:list-level-position-and-space-mode="label-alignment">
          <style:list-level-label-alignment text:label-followed-by="nothing" fo:text-indent="-0.3in" fo:margin-left="0.3in"/>
        </style:list-level-properties>
      </text:list-level-style-number>
      <text:list-level-style-number text:level="5" text:style-name="WW8Num21z4" style:num-suffix=". " style:num-format="1" text:display-levels="5">
        <style:list-level-properties text:list-level-position-and-space-mode="label-alignment">
          <style:list-level-label-alignment text:label-followed-by="nothing" fo:text-indent="-0.3in" fo:margin-left="0.3in"/>
        </style:list-level-properties>
      </text:list-level-style-number>
      <text:list-level-style-number text:level="6" text:style-name="WW8Num21z5" style:num-suffix=". " style:num-format="1" text:display-levels="6">
        <style:list-level-properties text:list-level-position-and-space-mode="label-alignment">
          <style:list-level-label-alignment text:label-followed-by="nothing" fo:text-indent="-0.3in" fo:margin-left="0.3in"/>
        </style:list-level-properties>
      </text:list-level-style-number>
      <text:list-level-style-number text:level="7" text:style-name="WW8Num21z6" style:num-suffix=". " style:num-format="1" text:display-levels="7">
        <style:list-level-properties text:list-level-position-and-space-mode="label-alignment">
          <style:list-level-label-alignment text:label-followed-by="nothing" fo:text-indent="-0.3in" fo:margin-left="0.3in"/>
        </style:list-level-properties>
      </text:list-level-style-number>
      <text:list-level-style-number text:level="8" text:style-name="WW8Num21z7" style:num-suffix=". " style:num-format="1" text:display-levels="8">
        <style:list-level-properties text:list-level-position-and-space-mode="label-alignment">
          <style:list-level-label-alignment text:label-followed-by="nothing" fo:text-indent="-0.3in" fo:margin-left="0.3in"/>
        </style:list-level-properties>
      </text:list-level-style-number>
      <text:list-level-style-number text:level="9" text:style-name="WW8Num21z8" style:num-suffix=". " style:num-format="1" text:display-levels="9">
        <style:list-level-properties text:list-level-position-and-space-mode="label-alignment">
          <style:list-level-label-alignment text:label-followed-by="nothing"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0.9in" fo:text-indent="-0.6in" fo:margin-left="0.9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3in" fo:text-indent="-0.25in" fo:margin-left="1.3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8in" fo:text-indent="-0.1252in" fo:margin-left="1.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8in" fo:text-indent="-0.25in" fo:margin-left="2.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3in" fo:text-indent="-0.1252in" fo:margin-left="3.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8in" fo:text-indent="-0.25in" fo:margin-left="3.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3in" fo:text-indent="-0.25in" fo:margin-left="4.3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8in" fo:text-indent="-0.1252in" fo:margin-left="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prefix="Article " style:num-suffix="." style:num-format="I">
        <style:list-level-properties text:list-level-position-and-space-mode="label-alignment">
          <style:list-level-label-alignment text:label-followed-by="listtab" text:list-tab-stop-position="1.25in"/>
        </style:list-level-properties>
      </text:list-level-style-number>
      <text:list-level-style-number text:level="2" text:style-name="WW8Num23z1" style:num-prefix="Section " style:num-format="1" text:display-levels="2">
        <style:list-level-properties text:list-level-position-and-space-mode="label-alignment">
          <style:list-level-label-alignment text:label-followed-by="listtab" text:list-tab-stop-position="1.25in"/>
        </style:list-level-properties>
      </text:list-level-style-number>
      <text:list-level-style-number text:level="3" text:style-name="WW8Num23z2"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text:style-name="WW8Num23z3"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text:style-name="WW8Num23z5"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text:style-name="WW8Num23z6"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4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24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24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24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24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prefix="Figure " style:num-suffix=": " style:num-format="1">
        <style:list-level-properties text:list-level-position-and-space-mode="label-alignment">
          <style:list-level-label-alignment text:label-followed-by="listtab" fo:margin-left="0.3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prefix="Figure " style:num-format="1">
        <style:list-level-properties text:list-level-position-and-space-mode="label-alignment">
          <style:list-level-label-alignment text:label-followed-by="listtab" fo:margin-left="0.3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7z1"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text:style-name="WW8Num27z2"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text:style-name="WW8Num27z3"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text:style-name="WW8Num27z4" style:num-suffix="."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text:style-name="WW8Num27z5"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text:style-name="WW8Num27z6"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text:style-name="WW8Num27z7"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text:style-name="WW8Num27z8"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prefix="Figure " style:num-format="1">
        <style:list-level-properties text:list-level-position-and-space-mode="label-alignment">
          <style:list-level-label-alignment text:label-followed-by="listtab" fo:margin-left="0.3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prefix="Figure " style:num-format="1">
        <style:list-level-properties text:list-level-position-and-space-mode="label-alignment">
          <style:list-level-label-alignment text:label-followed-by="listtab" fo:margin-left="0.3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language-asian="ko" style:country-asian="KR"/>
    </style:style>
    <style:style style:name="MP2" style:family="paragraph" style:parent-style-name="Header">
      <style:text-properties fo:background-color="#ffff00"/>
    </style:style>
    <style:style style:name="MP3" style:family="paragraph" style:parent-style-name="Footer">
      <style:text-properties fo:background-color="#ffff00"/>
    </style:style>
    <style:style style:name="MP4" style:family="paragraph" style:parent-style-name="Footer">
      <style:text-properties officeooo:paragraph-rsid="0030169f"/>
    </style:style>
    <style:style style:name="MT1" style:family="text">
      <style:text-properties style:language-asian="ko" style:country-asian="KR"/>
    </style:style>
    <style:style style:name="MT2" style:family="text">
      <style:text-properties style:language-asian="ko" style:country-asian="KR" style:font-name-complex="Times New Roman"/>
    </style:style>
    <style:style style:name="MT3" style:family="text">
      <style:text-properties officeooo:rsid="002b87ab" fo:background-color="#ffff00" loext:char-shading-value="0" style:language-asian="ko" style:country-asian="KR" style:font-name-complex="Times New Roman"/>
    </style:style>
    <style:style style:name="MT4" style:family="text">
      <style:text-properties fo:background-color="#ffff00" loext:char-shading-value="0"/>
    </style:style>
    <style:style style:name="MT5" style:family="text">
      <style:text-properties officeooo:rsid="0027da1e"/>
    </style:style>
    <style:style style:name="MT6" style:family="text">
      <style:text-properties officeooo:rsid="00200204" fo:background-color="#ffff00" loext:char-shading-value="0"/>
    </style:style>
    <style:style style:name="MT7" style:family="text">
      <style:text-properties officeooo:rsid="00200204"/>
    </style:style>
    <style:style style:name="MT8" style:family="text">
      <style:text-properties fo:language="en" fo:country="US" style:language-asian="en" style:country-asian="US"/>
    </style:style>
    <style:style style:name="MT9" style:family="text">
      <style:text-properties officeooo:rsid="002cd486" fo:background-color="#ffff00" loext:char-shading-value="0"/>
    </style:style>
    <style:style style:name="MT10" style:family="text">
      <style:text-properties style:font-name-complex="Times New Roman"/>
    </style:style>
    <style:style style:name="MT11" style:family="text">
      <style:text-properties fo:language="en" fo:country="US" officeooo:rsid="004f42da" style:language-asian="en" style:country-asian="US"/>
    </style:style>
    <style:style style:name="MT12" style:family="text">
      <style:text-properties fo:language="en" fo:country="US" officeooo:rsid="0030b570" style:language-asian="en" style:country-asian="US"/>
    </style:style>
    <style:page-layout style:name="Mpm1">
      <style:page-layout-properties fo:page-width="8.5in" fo:page-height="11in" style:num-format="1" style:print-orientation="portrait" fo:margin-top="1in" fo:margin-bottom="0.8335in" fo:margin-left="0.5in" fo:margin-right="0.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number:date-style style:name="N120">
      <number:month number:style="long" number:textual="true"/>
      <number:text> </number:text>
      <number:year number:style="long"/>
    </number:date-style>
    <number:date-style style:name="N121">
      <number:day/>
      <number:text>,</number:text>
    </number:date-style>
  </office:automatic-styles>
  <office:master-styles>
    <style:master-page style:name="Standard" style:page-layout-name="Mpm1">
      <style:header>
        <text:p text:style-name="Header"><text:span text:style-name="MT1">Internet-Draft</text:span><text:span text:style-name="MT2"><text:tab/></text:span><text:span text:style-name="MT3">SyRuP Format</text:span><text:span text:style-name="MT1"> <text:tab/></text:span><text:modification-date style:data-style-name="N120">July 2014</text:modification-date></text:p>
        <text:p text:style-name="MP1"/>
      </style:header>
      <style:header-first>
        <text:p text:style-name="MP2"/>
        <text:p text:style-name="MP2"/>
        <text:p text:style-name="Header"><text:span text:style-name="MT4">&lt;Working Group Name&gt;</text:span><text:tab/><text:tab/>E. de la cruz</text:p>
        <text:p text:style-name="Header">Internet Draft<text:tab/><text:tab/><text:span text:style-name="MT5">wafl.org</text:span></text:p>
        <text:p text:style-name="Header">Intended status: <text:span text:style-name="MT6">Standard</text:span><text:tab/><text:span text:style-name="MT7">July 21, 2014</text:span></text:p>
        <text:p text:style-name="Header">Expires: <text:s/><text:span text:style-name="MT8"><text:modification-date style:data-style-name="N120">July 2014</text:modification-date></text:span></text:p>
        <text:p text:style-name="Header"><text:tab/></text:p>
        <text:p text:style-name="Header"/>
      </style:header-first>
      <style:footer>
        <text:p text:style-name="Footer"><text:span text:style-name="MT4"><text:line-break/><text:line-break/></text:span><text:span text:style-name="MT9">de la Cruz</text:span><text:span text:style-name="MT10"><text:tab/></text:span>Expires <text:span text:style-name="MT11">July</text:span> <text:modification-date style:data-style-name="N121">28,</text:modification-date> <text:span text:style-name="MT8">201</text:span><text:span text:style-name="MT11">4</text:span><text:span text:style-name="MT10"><text:tab/></text:span>[Page <text:page-number text:select-page="current">8</text:page-number>]</text:p>
        <text:p text:style-name="Standard"/>
      </style:footer>
      <style:footer-first>
        <text:p text:style-name="MP3"/>
        <text:p text:style-name="MP3"/>
        <text:p text:style-name="MP3"/>
        <text:p text:style-name="MP4"><text:span text:style-name="MT9">de la Cruz</text:span><text:tab/><text:span text:style-name="MT8">Expires </text:span><text:span text:style-name="MT12">January 22, 2015</text:span><text:tab/>[Page <text:page-number text:select-page="current">1</text:page-number>]</text:p>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etwork Working Group</dc:title>
    <meta:creation-date>2014-07-16T11:03:04.932000000</meta:creation-date>
    <dc:date>2014-07-28T13:07:20.816000000</dc:date>
    <meta:print-date>2004-10-22T22:03:00</meta:print-date>
    <meta:editing-cycles>79</meta:editing-cycles>
    <meta:editing-duration>P2DT23H31M46S</meta:editing-duration>
    <meta:generator>LibreOffice/4.2.2.1$Windows_x86 LibreOffice_project/3be8cda0bddd8e430d8cda1ebfd581265cca5a0f</meta:generator>
    <meta:document-statistic meta:table-count="0" meta:image-count="0" meta:object-count="0" meta:page-count="9" meta:paragraph-count="167" meta:word-count="1050" meta:character-count="7724" meta:non-whitespace-character-count="5738"/>
  </office:meta>
</office:document-meta>
</file>